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StreamEvent.getStrea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StreamEvent.getTotalBytesTrans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StreamEvent.getBytesTrans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StreamEvent.CopyStreamEvent( Object source , long totalBytesTransferred , int bytesTransferred , long strea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